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50000005C6EB19A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a" svg:font-family="An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e6a39" loext:opacity="100%" style:font-name="Anta" fo:font-size="10pt" officeooo:rsid="0010b855" officeooo:paragraph-rsid="0010b855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officeooo:paragraph-rsid="0010b855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4pt" officeooo:paragraph-rsid="001481a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4pt" officeooo:paragraph-rsid="0010b855" style:font-size-asian="14pt" style:font-size-complex="14pt"/>
    </style:style>
    <style:style style:name="T1" style:family="text">
      <style:text-properties style:font-name="Anta" officeooo:rsid="0010b855"/>
    </style:style>
    <style:style style:name="T2" style:family="text">
      <style:text-properties style:font-name="Anta" officeooo:rsid="001df5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2" text:anchor-type="char" svg:x="0cm" svg:y="0.564cm" svg:width="17cm" svg:height="1.431cm" draw:z-index="0"><draw:image xlink:href="Pictures/10000001000004450000005C6EB19A26.png" xlink:type="simple" xlink:show="embed" xlink:actuate="onLoad" draw:mime-type="image/png"/></draw:frame><text:span text:style-name="T1"/></text:p>
      <text:p text:style-name="P2"><text:span text:style-name="T2">Regras do Jogo FlePaT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a" svg:font-family="An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14:59.041497293</meta:creation-date>
    <dc:date>2024-09-17T17:45:51.583983568</dc:date>
    <meta:editing-duration>PT2H52M16S</meta:editing-duration>
    <meta:editing-cycles>13</meta:editing-cycles>
    <meta:generator>LibreOffice/7.6.7.2$Linux_X86_64 LibreOffice_project/60$Build-2</meta:generator>
    <meta:print-date>2024-09-17T11:37:20.764078266</meta:print-date>
    <meta:printed-by>Arquivos PDF</meta:printed-by>
    <meta:document-statistic meta:table-count="0" meta:image-count="1" meta:object-count="0" meta:page-count="1" meta:paragraph-count="1" meta:word-count="4" meta:character-count="22" meta:non-whitespace-character-count="19"/>
  </office:meta>
</office:document-meta>
</file>